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Menu<text:tab/><text:tab/>→ <text:span text:style-name="T1">New Game</text:span> <text:tab/><text:tab/>→ Character Creation</text:p>
      <text:p text:style-name="P1"><text:tab/> <text:s text:c="6"/><text:tab/><text:tab/>→ <text:span text:style-name="T1">Load Game</text:span> <text:tab/><text:tab/>→ Load Game</text:p>
      <text:p text:style-name="P1"><text:tab/><text:tab/><text:tab/>→ <text:span text:style-name="T1">Exit</text:span><text:span text:style-name="T2"><text:tab/><text:tab/><text:tab/><text:tab/>→ Desktop</text:span></text:p>
      <text:p text:style-name="P1">Character Creation<text:tab/>→ <text:span text:style-name="T1">Confirm</text:span><text:span text:style-name="T2"><text:tab/><text:tab/><text:tab/>→ Base</text:span></text:p>
      <text:p text:style-name="P1"><text:span text:style-name="T2"><text:tab/><text:tab/><text:tab/>→ </text:span><text:span text:style-name="T1">Cancel</text:span><text:span text:style-name="T2"><text:tab/><text:tab/><text:tab/>→ Main Menu</text:span></text:p>
      <text:p text:style-name="P1"><text:span text:style-name="T2">Load Game<text:tab/><text:tab/>→ </text:span><text:span text:style-name="T1">File</text:span><text:span text:style-name="T2"><text:tab/><text:tab/><text:tab/><text:tab/>→ Map</text:span></text:p>
      <text:p text:style-name="P1"><text:span text:style-name="T2"><text:tab/><text:tab/><text:tab/>→ </text:span><text:span text:style-name="T1">Cancel</text:span><text:span text:style-name="T2"><text:tab/><text:tab/><text:tab/>→ Main Menu</text:span></text:p>
      <text:p text:style-name="P1"><text:span text:style-name="T2">Base<text:tab/><text:tab/><text:tab/>→ </text:span><text:span text:style-name="T1">Workbench</text:span><text:span text:style-name="T2"><text:tab/><text:tab/><text:tab/>→ Crafting Menu</text:span></text:p>
      <text:p text:style-name="P1"><text:span text:style-name="T2"><text:tab/><text:tab/><text:tab/>→ </text:span><text:span text:style-name="T1">Shops</text:span><text:span text:style-name="T2"><text:tab/><text:tab/><text:tab/>→ Store Menu</text:span></text:p>
      <text:p text:style-name="P1"><text:span text:style-name="T2"><text:tab/><text:tab/><text:tab/>→ </text:span><text:span text:style-name="T1">Recruitment Board</text:span><text:span text:style-name="T2"><text:tab/>→ Recruitment Menu</text:span></text:p>
      <text:p text:style-name="P1"><text:span text:style-name="T2"><text:tab/><text:tab/><text:tab/>→ </text:span><text:span text:style-name="T1">Mission Board</text:span><text:span text:style-name="T2"><text:tab/><text:tab/>→ Mission Menu</text:span></text:p>
      <text:p text:style-name="P1"><text:span text:style-name="T2"><text:tab/><text:tab/><text:tab/>→ </text:span><text:span text:style-name="T1">Bed</text:span><text:span text:style-name="T2"><text:tab/><text:tab/><text:tab/><text:tab/>→ Journal</text:span></text:p>
      <text:p text:style-name="P1"><text:span text:style-name="T2"><text:tab/><text:tab/><text:tab/>→ </text:span><text:span text:style-name="T1">Pause</text:span><text:span text:style-name="T2"><text:tab/><text:tab/><text:tab/>→ Pause</text:span></text:p>
      <text:p text:style-name="P1"><text:span text:style-name="T2"><text:tab/><text:tab/><text:tab/>→ </text:span><text:span text:style-name="T1">Door</text:span><text:span text:style-name="T2"><text:tab/><text:tab/><text:tab/>→ Map</text:span></text:p>
      <text:p text:style-name="P1"><text:span text:style-name="T2">Crafting Menu<text:tab/>→ </text:span><text:span text:style-name="T1">Craft</text:span><text:span text:style-name="T2"><text:tab/><text:tab/><text:tab/>→ Base</text:span></text:p>
      <text:p text:style-name="P1"><text:span text:style-name="T2"><text:tab/><text:tab/><text:tab/>→ </text:span><text:span text:style-name="T1">Cancel</text:span><text:span text:style-name="T2"><text:tab/><text:tab/><text:tab/>→ Base</text:span></text:p>
      <text:p text:style-name="P1"><text:span text:style-name="T2">Store Menu<text:tab/><text:tab/>→ </text:span><text:span text:style-name="T1">Buy</text:span><text:span text:style-name="T2"><text:tab/><text:tab/><text:tab/><text:tab/>→ Base</text:span></text:p>
      <text:p text:style-name="P1"><text:span text:style-name="T2"><text:tab/><text:tab/><text:tab/>→ </text:span><text:span text:style-name="T1">Cancel</text:span><text:span text:style-name="T2"><text:tab/><text:tab/><text:tab/>→ Base</text:span></text:p>
      <text:p text:style-name="P1"><text:span text:style-name="T2">Recruitment Menu<text:tab/>→ </text:span><text:span text:style-name="T1">Recruit</text:span><text:span text:style-name="T2"><text:tab/><text:tab/><text:tab/>→ Base</text:span></text:p>
      <text:p text:style-name="P1"><text:span text:style-name="T2"><text:tab/><text:tab/><text:tab/>→ </text:span><text:span text:style-name="T1">Cancel</text:span><text:span text:style-name="T2"><text:tab/><text:tab/><text:tab/>→ Base</text:span></text:p>
      <text:p text:style-name="P1"><text:span text:style-name="T2">Mission Menu<text:tab/><text:tab/>→ </text:span><text:span text:style-name="T1">Accept</text:span><text:span text:style-name="T2"><text:tab/><text:tab/><text:tab/>→ Base</text:span></text:p>
      <text:p text:style-name="P1"><text:span text:style-name="T2"><text:tab/><text:tab/><text:tab/>→ </text:span><text:span text:style-name="T1">Cancel</text:span><text:span text:style-name="T2"><text:tab/><text:tab/><text:tab/>→ Base</text:span></text:p>
      <text:p text:style-name="P1"><text:span text:style-name="T2">Journal<text:tab/><text:tab/><text:tab/>→ </text:span><text:span text:style-name="T1">Exit</text:span><text:span text:style-name="T2"><text:tab/><text:tab/><text:tab/><text:tab/>→ Base</text:span></text:p>
      <text:p text:style-name="P1"><text:span text:style-name="T2">Map<text:tab/><text:tab/><text:tab/>→ </text:span><text:span text:style-name="T1">Locations</text:span><text:span text:style-name="T2"><text:tab/><text:tab/><text:tab/>→ Location</text:span></text:p>
      <text:p text:style-name="P1"><text:span text:style-name="T2"><text:tab/><text:tab/><text:tab/>→ </text:span><text:span text:style-name="T1">Cancel</text:span><text:span text:style-name="T2"><text:tab/><text:tab/><text:tab/>→ Base</text:span></text:p>
      <text:p text:style-name="P1"><text:span text:style-name="T2">Location<text:tab/><text:tab/>→ </text:span><text:span text:style-name="T1">Retreat</text:span><text:span text:style-name="T2"><text:tab/><text:tab/><text:tab/>→ Base</text:span></text:p>
      <text:p text:style-name="P1"><text:span text:style-name="T2"><text:tab/><text:tab/><text:tab/>→ </text:span><text:span text:style-name="T1">Pause</text:span><text:span text:style-name="T2"><text:tab/><text:tab/><text:tab/>→ Pause Overlay</text:span></text:p>
      <text:p text:style-name="P1"><text:span text:style-name="T2">Pause<text:tab/><text:tab/><text:tab/>→ </text:span><text:span text:style-name="T1">Resume</text:span><text:span text:style-name="T2"><text:tab/><text:tab/><text:tab/>→ Base</text:span></text:p>
      <text:p text:style-name="P1"><text:span text:style-name="T2"><text:tab/><text:tab/><text:tab/>→ </text:span><text:span text:style-name="T1">Character</text:span><text:span text:style-name="T2"><text:tab/><text:tab/><text:tab/>→ Character</text:span></text:p>
      <text:p text:style-name="P1"><text:span text:style-name="T2"><text:tab/><text:tab/><text:tab/>→ </text:span><text:span text:style-name="T1">Crew</text:span><text:span text:style-name="T2"><text:tab/><text:tab/><text:tab/>→ Crew</text:span></text:p>
      <text:p text:style-name="P1"><text:span text:style-name="T2"><text:tab/><text:tab/><text:tab/>→ </text:span><text:span text:style-name="T1">Inventory</text:span><text:span text:style-name="T2"><text:tab/><text:tab/><text:tab/>→ Inventory</text:span></text:p>
      <text:p text:style-name="P1"><text:span text:style-name="T2"><text:tab/><text:tab/><text:tab/>→ </text:span><text:span text:style-name="T1">Save</text:span><text:span text:style-name="T2"><text:tab/><text:tab/><text:tab/>→ Save Menu</text:span></text:p>
      <text:p text:style-name="P1"><text:span text:style-name="T2"><text:tab/><text:tab/><text:tab/>→ </text:span><text:span text:style-name="T1">Exit</text:span><text:span text:style-name="T2"><text:tab/><text:tab/><text:tab/><text:tab/>→ Main Menu</text:span></text:p>
      <text:p text:style-name="P1"><text:span text:style-name="T2">Pause Overlay<text:tab/><text:tab/>→ </text:span><text:span text:style-name="T1">Resume</text:span><text:span text:style-name="T2"><text:tab/><text:tab/><text:tab/>→ Location</text:span></text:p>
      <text:p text:style-name="P1"><text:span text:style-name="T2">Character<text:tab/><text:tab/>→ </text:span><text:span text:style-name="T1">Level Up</text:span><text:span text:style-name="T2"><text:tab/><text:tab/><text:tab/>→ Level Up</text:span></text:p>
      <text:p text:style-name="P1"><text:span text:style-name="T2"><text:tab/><text:tab/><text:tab/>→ </text:span><text:span text:style-name="T1">Skills</text:span><text:span text:style-name="T2"><text:tab/><text:tab/><text:tab/>→ Skills</text:span></text:p>
      <text:p text:style-name="P1"><text:span text:style-name="T2"><text:tab/><text:tab/><text:tab/>→ </text:span><text:span text:style-name="T1">Cancel</text:span><text:span text:style-name="T2"><text:tab/><text:tab/><text:tab/>→ Pause</text:span></text:p>
      <text:p text:style-name="P1"><text:span text:style-name="T2">Crew<text:tab/><text:tab/><text:tab/>→ </text:span><text:span text:style-name="T1">Crew Member</text:span><text:span text:style-name="T2"><text:tab/><text:tab/>→ Crew Member</text:span></text:p>
      <text:p text:style-name="P1"><text:span text:style-name="T2"><text:tab/><text:tab/><text:tab/>→ </text:span><text:span text:style-name="T1">Cancel</text:span><text:span text:style-name="T2"><text:tab/><text:tab/><text:tab/>→ Pause</text:span></text:p>
      <text:p text:style-name="P1"><text:span text:style-name="T2">Crew Member<text:tab/><text:tab/>→ </text:span><text:span text:style-name="T1">Level Up</text:span><text:span text:style-name="T2"><text:tab/><text:tab/><text:tab/>→ Level Up</text:span></text:p>
      <text:p text:style-name="P1"><text:span text:style-name="T2"><text:tab/><text:tab/><text:tab/>→ </text:span><text:span text:style-name="T1">Skills</text:span><text:span text:style-name="T2"><text:tab/><text:tab/><text:tab/>→ Skills</text:span></text:p>
      <text:p text:style-name="P1"><text:span text:style-name="T2"><text:tab/><text:tab/><text:tab/>→ </text:span><text:span text:style-name="T1">Cancel</text:span><text:span text:style-name="T2"><text:tab/><text:tab/><text:tab/>→ Crew</text:span></text:p>
      <text:p text:style-name="P1"><text:span text:style-name="T2">Level Up<text:tab/><text:tab/>→ </text:span><text:span text:style-name="T1">Apply</text:span><text:span text:style-name="T2"><text:tab/><text:tab/><text:tab/>→ Level Up</text:span></text:p>
      <text:p text:style-name="P1"><text:span text:style-name="T2"><text:tab/><text:tab/><text:tab/>→ </text:span><text:span text:style-name="T1">Return</text:span><text:span text:style-name="T2"> <text:tab/><text:tab/><text:tab/>→ Character/Crew Member</text:span></text:p>
      <text:p text:style-name="P1"><text:span text:style-name="T2">Skills<text:tab/><text:tab/><text:tab/>→ </text:span><text:span text:style-name="T1">Learn</text:span><text:span text:style-name="T2"><text:tab/><text:tab/><text:tab/>→ Skills</text:span></text:p>
      <text:p text:style-name="P1"><text:span text:style-name="T2"><text:tab/><text:tab/><text:tab/>→ </text:span><text:span text:style-name="T1">Return</text:span><text:span text:style-name="T2"> <text:tab/><text:tab/><text:tab/>→ Character/Crew Member</text:span></text:p>
      <text:p text:style-name="P1"><text:span text:style-name="T2">Inventory<text:tab/><text:tab/>→ </text:span><text:span text:style-name="T1">Use</text:span><text:span text:style-name="T2"><text:tab/><text:tab/><text:tab/><text:tab/>→ Inventory</text:span></text:p>
      <text:p text:style-name="P1"><text:span text:style-name="T2"><text:tab/><text:tab/><text:tab/>→ </text:span><text:span text:style-name="T1">Discard</text:span><text:span text:style-name="T2"><text:tab/><text:tab/><text:tab/>→ Inventory</text:span></text:p>
      <text:p text:style-name="P1"><text:span text:style-name="T2"><text:tab/><text:tab/><text:tab/>→ </text:span><text:span text:style-name="T1">Cancel</text:span><text:span text:style-name="T2"><text:tab/><text:tab/><text:tab/>→ Pause</text:span></text:p>
      <text:p text:style-name="P1"><text:soft-page-break/><text:span text:style-name="T2">Save Menu<text:tab/><text:tab/>→ </text:span><text:span text:style-name="T1">Save</text:span><text:span text:style-name="T2"><text:tab/><text:tab/><text:tab/>→ Base</text:span></text:p>
      <text:p text:style-name="P1"><text:span text:style-name="T2"><text:tab/><text:tab/><text:tab/>→ </text:span><text:span text:style-name="T1">Cancel</text:span><text:span text:style-name="T2"><text:tab/><text:tab/><text:tab/>→ Pau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8T23:33:43.31</meta:creation-date>
    <dc:date>2017-08-05T12:44:24.04</dc:date>
    <meta:editing-duration>P4DT18H22M57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51" meta:word-count="259" meta:character-count="1394"/>
  </office:meta>
</office:document-meta>
</file>